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-color="#780373" draw:textarea-vertical-align="middle"/>
    </style:style>
    <style:style style:name="gr2" style:family="graphic" style:parent-style-name="standard">
      <style:graphic-properties draw:stroke="none" svg:stroke-color="#3465a4" draw:fill-color="#650953" draw:textarea-vertical-align="middle"/>
    </style:style>
    <style:style style:name="gr3" style:family="graphic" style:parent-style-name="standard">
      <style:graphic-properties draw:stroke="none" svg:stroke-color="#3465a4" draw:fill-color="#4e102d" draw:textarea-vertical-align="middle"/>
    </style:style>
    <style:style style:name="P1" style:family="paragraph">
      <loext:graphic-properties draw:fill-color="#780373"/>
      <style:paragraph-properties fo:margin-left="1cm" fo:margin-right="1.1cm" fo:text-align="center" fo:text-indent="0cm"/>
    </style:style>
    <style:style style:name="P2" style:family="paragraph">
      <loext:graphic-properties draw:fill-color="#650953"/>
      <style:paragraph-properties fo:margin-left="1cm" fo:margin-right="1.1cm" fo:text-align="center" fo:text-indent="0cm"/>
    </style:style>
    <style:style style:name="P3" style:family="paragraph">
      <loext:graphic-properties draw:fill-color="#4e102d"/>
      <style:paragraph-properties fo:margin-left="1cm" fo:margin-right="1.1cm" fo:text-align="center" fo:text-indent="0cm"/>
    </style:style>
  </office:automatic-styles>
  <office:body>
    <office:drawing>
      <draw:page draw:name="Título" draw:style-name="dp1" draw:master-page-name="Predeterminado">
        <draw:polygon draw:style-name="gr1" draw:text-style-name="P1" draw:layer="layout" svg:width="5.249cm" svg:height="5.999cm" svg:x="20.75cm" svg:y="8.25cm" svg:viewBox="0 0 5250 6000" draw:points="5250,0 4750,5250 2250,6000 0,6000">
          <text:p/>
        </draw:polygon>
        <draw:polygon draw:style-name="gr2" draw:text-style-name="P2" draw:layer="layout" svg:width="9.749cm" svg:height="2.499cm" svg:x="17cm" svg:y="12.5cm" svg:viewBox="0 0 9750 2500" draw:points="7000,0 9750,1250 7000,2500 0,2500">
          <text:p/>
        </draw:polygon>
        <draw:polygon draw:style-name="gr2" draw:text-style-name="P2" draw:layer="layout" svg:width="2.999cm" svg:height="9.749cm" svg:x="24cm" svg:y="4cm" svg:viewBox="0 0 3000 9750" draw:points="3000,0 3000,5000 2750,9750 0,8500">
          <text:p/>
        </draw:polygon>
        <draw:polygon draw:style-name="gr3" draw:text-style-name="P3" draw:layer="layout" svg:width="5.249cm" svg:height="5.999cm" svg:x="21.75cm" svg:y="9cm" svg:viewBox="0 0 5250 6000" draw:points="5250,0 5000,4750 2250,6000 0,6000">
          <text:p/>
        </draw:polygon>
      </draw:page>
      <draw:page draw:name="Capítulo" draw:style-name="dp1" draw:master-page-name="Predeterminado">
        <draw:g>
          <draw:polygon draw:style-name="gr1" draw:text-style-name="P1" draw:layer="layout" svg:width="5.999cm" svg:height="2.999cm" svg:x="21cm" svg:y="12cm" svg:viewBox="0 0 6000 3000" draw:points="6000,0 6000,0 3000,3000 0,3000">
            <text:p/>
          </draw:polygon>
          <draw:polygon draw:style-name="gr2" draw:text-style-name="P2" draw:layer="layout" svg:width="2.999cm" svg:height="5.999cm" svg:x="24cm" svg:y="9cm" svg:viewBox="0 0 3000 6000" draw:points="3000,0 3000,3000 2500,5250 0,6000">
            <text:p/>
          </draw:polygon>
          <draw:polygon draw:style-name="gr3" draw:text-style-name="P3" draw:layer="layout" svg:width="2.999cm" svg:height="2.999cm" svg:x="24cm" svg:y="12cm" svg:viewBox="0 0 3000 3000" draw:points="3000,0 3000,0 2500,2250 0,3000">
            <text:p/>
          </draw:polygon>
        </draw:g>
      </draw:page>
      <draw:page draw:name="Contenido" draw:style-name="dp1" draw:master-page-name="Predeterminado">
        <draw:g>
          <draw:polygon draw:style-name="gr2" draw:text-style-name="P2" draw:layer="layout" svg:width="0.921cm" svg:height="3.287cm" draw:transform="rotate (1.72787595947439) translate (23.3069809306862cm 15.1097634374275cm)" svg:viewBox="0 0 922 3288" draw:points="364,0 0,702 350,3288 922,2873">
            <text:p/>
          </draw:polygon>
          <draw:polygon draw:style-name="gr2" draw:text-style-name="P2" draw:layer="layout" svg:width="0.999cm" svg:height="3.249cm" svg:x="26cm" svg:y="11cm" svg:viewBox="0 0 1000 3250" draw:points="500,0 1000,1000 500,3250 0,2750">
            <text:p/>
          </draw:polygon>
          <draw:polygon draw:style-name="gr3" draw:text-style-name="P3" draw:layer="layout" svg:width="2.999cm" svg:height="2.999cm" svg:x="24cm" svg:y="12cm" svg:viewBox="0 0 3000 3000" draw:points="2000,1750 3000,0 2500,2250 0,3000">
            <text:p/>
          </draw:polygon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6-02T13:31:15.550905252</meta:creation-date>
    <dc:date>2021-06-02T17:27:38.251357083</dc:date>
    <meta:editing-duration>PT1H8M37S</meta:editing-duration>
    <meta:editing-cycles>4</meta:editing-cycles>
    <meta:generator>LibreOffice/7.1.3.2$Linux_X86_64 LibreOffice_project/12a8e3cbd24a3757385a302d290655d4f3c7ebf1</meta:generator>
    <meta:document-statistic meta:object-count="12"/>
  </office:meta>
</office:document-meta>
</file>